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9790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089790" officeooo:paragraph-rsid="00089790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098512" officeooo:paragraph-rsid="00098512" style:font-weight-asian="bold" style:font-weight-complex="bold"/>
    </style:style>
    <style:style style:name="P5" style:family="paragraph" style:parent-style-name="Standard">
      <style:text-properties style:font-name="Liberation Sans" fo:font-weight="bold" officeooo:paragraph-rsid="00098512" style:font-weight-asian="bold" style:font-weight-complex="bold"/>
    </style:style>
    <style:style style:name="P6" style:family="paragraph" style:parent-style-name="Standard">
      <style:text-properties style:font-name="Liberation Sans" fo:font-weight="bold" officeooo:paragraph-rsid="00089790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08c4ee" officeooo:paragraph-rsid="0008c4ee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0b02e3" officeooo:paragraph-rsid="000b02e3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0b02e3" officeooo:paragraph-rsid="000d76b1" style:font-weight-asian="bold" style:font-weight-complex="bold"/>
    </style:style>
    <style:style style:name="P10" style:family="paragraph" style:parent-style-name="Standard">
      <style:text-properties officeooo:rsid="0008c4ee" officeooo:paragraph-rsid="0008c4ee"/>
    </style:style>
    <style:style style:name="P11" style:family="paragraph" style:parent-style-name="Standard">
      <style:text-properties officeooo:paragraph-rsid="0008c4ee"/>
    </style:style>
    <style:style style:name="P12" style:family="paragraph" style:parent-style-name="Standard">
      <style:text-properties officeooo:rsid="00098512" officeooo:paragraph-rsid="00098512"/>
    </style:style>
    <style:style style:name="P13" style:family="paragraph" style:parent-style-name="Text">
      <style:text-properties style:font-name="Liberation Sans" officeooo:rsid="000843c1" officeooo:paragraph-rsid="000843c1"/>
    </style:style>
    <style:style style:name="P14" style:family="paragraph" style:parent-style-name="Text">
      <style:text-properties style:font-name="Liberation Sans" style:text-underline-style="solid" style:text-underline-width="auto" style:text-underline-color="font-color" fo:font-weight="bold" officeooo:rsid="000843c1" officeooo:paragraph-rsid="000843c1" style:font-weight-asian="bold" style:font-weight-complex="bold"/>
    </style:style>
    <style:style style:name="P15" style:family="paragraph" style:parent-style-name="Heading_20_1">
      <style:text-properties officeooo:rsid="000843c1" officeooo:paragraph-rsid="000843c1"/>
    </style:style>
    <style:style style:name="P16" style:family="paragraph" style:parent-style-name="Heading_20_2">
      <style:text-properties officeooo:rsid="00089790" officeooo:paragraph-rsid="00089790"/>
    </style:style>
    <style:style style:name="T1" style:family="text">
      <style:text-properties officeooo:rsid="00089790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bold" officeooo:rsid="00089790" style:font-weight-asian="bold" style:font-weight-complex="bold"/>
    </style:style>
    <style:style style:name="T4" style:family="text">
      <style:text-properties style:font-name="Liberation Sans" fo:font-weight="bold" officeooo:rsid="0008c4ee" style:font-weight-asian="bold" style:font-weight-complex="bold"/>
    </style:style>
    <style:style style:name="T5" style:family="text">
      <style:text-properties officeooo:rsid="00098512"/>
    </style:style>
    <style:style style:name="T6" style:family="text">
      <style:text-properties officeooo:rsid="000b02e3"/>
    </style:style>
    <style:style style:name="T7" style:family="text">
      <style:text-properties officeooo:rsid="000d76b1"/>
    </style:style>
    <style:style style:name="T8" style:family="text">
      <style:text-properties officeooo:rsid="000f6637"/>
    </style:style>
    <style:style style:name="T9" style:family="text">
      <style:text-properties officeooo:rsid="0010e600"/>
    </style:style>
    <style:style style:name="T10" style:family="text">
      <style:text-properties officeooo:rsid="00117d5c"/>
    </style:style>
    <style:style style:name="T11" style:family="text">
      <style:text-properties officeooo:rsid="00128bb7"/>
    </style:style>
    <style:style style:name="T12" style:family="text">
      <style:text-properties officeooo:rsid="0013e7cc"/>
    </style:style>
    <style:style style:name="T13" style:family="text">
      <style:text-properties officeooo:rsid="0015cdcc"/>
    </style:style>
    <style:style style:name="T14" style:family="text">
      <style:text-properties officeooo:rsid="00167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Avaliação 01 – Linguagem de Programação II</text:h>
      <text:p text:style-name="P14">Milton Salgado Leandro – IN-210 – Professor: João Lagôa<text:span text:style-name="T1">s</text:span></text:p>
      <text:p text:style-name="P13"/>
      <text:h text:style-name="P16" text:outline-level="2">QUESTÕES TEÓRICAS <text:span text:style-name="T13">01-08</text:span></text:h>
      <text:p text:style-name="P2">Questão 01</text:p>
      <text:p text:style-name="P2">R: c) Estruturado e Orientação a Objetos.</text:p>
      <text:p text:style-name="P2"/>
      <text:p text:style-name="P3">Questão 02</text:p>
      <text:p text:style-name="P3">R: b) Para que um objeto seja criado, é necessário fazer uso da palavra reservada new e chamar um método construtor daquela classe. </text:p>
      <text:p text:style-name="P6"/>
      <text:p text:style-name="P3">Questão 03</text:p>
      <text:p text:style-name="P1"><text:span text:style-name="T3">R: </text:span><text:span text:style-name="T2">c) os comandos de entrada e saída no console podem ser encontrados entre os métodos da classe Console. </text:span></text:p>
      <text:p text:style-name="P3"/>
      <text:p text:style-name="P10"><text:span text:style-name="T3">Q</text:span><text:span text:style-name="T2">uestão 04</text:span></text:p>
      <text:p text:style-name="P11"><text:span text:style-name="T4">R: </text:span><text:span text:style-name="T2">b) nome_Classe nome_Objeto = new nome_Classe(); </text:span></text:p>
      <text:p text:style-name="P7"/>
      <text:p text:style-name="P12"><text:span text:style-name="T4">Q</text:span><text:span text:style-name="T2">uestão 05</text:span></text:p>
      <text:p text:style-name="P4">R: i) Não apresentam tipo de retorno. </text:p>
      <text:p text:style-name="P2"/>
      <text:p text:style-name="P4">Questão 06</text:p>
      <text:p text:style-name="P5"><text:span text:style-name="T5">R: </text:span>e) A visibilidade privada dos atributos não garante por si só o encapsulamento. </text:p>
      <text:p text:style-name="P5"/>
      <text:p text:style-name="P8">Questão 07</text:p>
      <text:p text:style-name="P5"><text:span text:style-name="T6">R: </text:span>d) 3 6 11 4</text:p>
      <text:p text:style-name="P5"/>
      <text:p text:style-name="P8">Questão 08</text:p>
      <text:p text:style-name="P9">R: <text:span text:style-name="T7">a) 5</text:span></text:p>
      <text:p text:style-name="P9"><text:span text:style-name="T12">(Professor</text:span><text:span text:style-name="T7"> vi que “string[] args” é um parâmetro, portanto </text:span><text:span text:style-name="T10">acred</text:span><text:span text:style-name="T14">ito</text:span><text:span text:style-name="T10"> que </text:span><text:span text:style-name="T7">se</text:span><text:span text:style-name="T11">ja</text:span><text:span text:style-name="T7"> uma variável local do método main. Me parece que “args” é um vetor que armazena strings. </text:span><text:span text:style-name="T8">Fiquei em uma dúvida tremenda, </text:span><text:span text:style-name="T9">mas acredito que seja pois o símbolo de um parâmetro no Visual Studio é o mesmo símbolo de uma variável local</text:span><text:span text:style-name="T12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/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2:48:45.195000000</meta:creation-date>
    <dc:date>2021-04-21T13:40:00.902000000</dc:date>
    <meta:editing-duration>PT1H26M43S</meta:editing-duration>
    <meta:editing-cycles>11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20" meta:word-count="172" meta:character-count="980" meta:non-whitespace-character-count="820"/>
  </office:meta>
</office:document-meta>
</file>